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7"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1"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3"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4"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5"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2e83fb" loext:opacity="100%" style:text-line-through-style="none" style:text-line-through-type="none" style:font-name="Arial2" fo:font-size="10.5pt" fo:letter-spacing="normal" fo:font-style="normal" style:text-underline-style="none" fo:font-weight="normal" style:text-blinking="false" loext:padding="0.049cm" loext:border="0.06pt solid #000000"/>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fo:font-family="ui-monospace, SFMono-Regular, Menlo, Monaco, Consolas, 'Liberation Mono', 'Courier New', monospace" fo:font-size="10.5pt" fo:letter-spacing="normal" fo:font-style="normal" fo:font-weight="normal" loext:padding="0.049cm" loext:border="0.06pt solid #000000"/>
    </style:style>
    <style:style style:name="T5" style:family="text">
      <style:text-properties fo:color="#2e83fb" loext:opacity="100%" style:text-line-through-style="none" style:text-line-through-type="none" style:text-underline-style="none" style:text-blinking="false"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hapter: Mastering Docker Multi-Stage Builds for Optimized Containerization</text:h>
      <text:h text:style-name="P2" text:outline-level="4">Introduction: The Importance of Docker Multi-Stage Builds</text:h>
      <text:list text:style-name="L1">
        <text:list-item>
          <text:p text:style-name="P3"><text:span text:style-name="T1">[</text:span><text:span text:style-name="T2">00:00</text:span><text:span text:style-name="T1"> → </text:span><text:span text:style-name="T2">01:41</text:span><text:span text:style-name="T1">]<text:line-break/>This chapter delves into </text:span><text:span text:style-name="Strong_20_Emphasis"><text:span text:style-name="T3">Docker multi-stage builds</text:span></text:span><text:span text:style-name="T1">, a crucial technique for optimizing Docker container images by reducing their size and improving performance. Building on foundational Docker knowledge—including container fundamentals, image creation, and basic Docker commands—this topic is essential for developers aiming to produce efficient, secure, and production-ready containers. Key vocabulary includes </text:span><text:span text:style-name="Strong_20_Emphasis"><text:span text:style-name="T3">Docker image</text:span></text:span><text:span text:style-name="T1">, </text:span><text:span text:style-name="Strong_20_Emphasis"><text:span text:style-name="T3">multi-stage build</text:span></text:span><text:span text:style-name="T1">, </text:span><text:span text:style-name="Strong_20_Emphasis"><text:span text:style-name="T3">base image</text:span></text:span><text:span text:style-name="T1">, </text:span><text:span text:style-name="Strong_20_Emphasis"><text:span text:style-name="T3">stage</text:span></text:span><text:span text:style-name="T1">, </text:span><text:span text:style-name="Strong_20_Emphasis"><text:span text:style-name="T3">build artifacts</text:span></text:span><text:span text:style-name="T1">, and </text:span><text:span text:style-name="Strong_20_Emphasis"><text:span text:style-name="T3">Alpine image</text:span></text:span><text:span text:style-name="T1">. The multi-stage build process addresses common challenges such as unnecessarily large images (e.g., over 200 MB even with Alpine base) by splitting build steps into distinct stages and selectively copying only needed files. This practice enhances performance, security, and deployment readiness.</text:span></text:p>
        </text:list-item>
        <text:list-item>
          <text:p text:style-name="P4">Advanced bullet points:</text:p>
          <text:list>
            <text:list-item>
              <text:p text:style-name="P4">Multi-stage builds help reduce Docker image size by isolating build and deployment stages.</text:p>
            </text:list-item>
            <text:list-item>
              <text:p text:style-name="P4">They improve container performance and security by copying only essential files.</text:p>
            </text:list-item>
            <text:list-item>
              <text:p text:style-name="P3"><text:span text:style-name="T1">The concept builds upon prior Docker fundamentals, including understanding of images, containers, and commands like </text:span><text:span text:style-name="Source_20_Text"><text:span text:style-name="T4">docker build</text:span></text:span><text:span text:style-name="T1">, </text:span><text:span text:style-name="Source_20_Text"><text:span text:style-name="T4">docker run</text:span></text:span><text:span text:style-name="T1">, and </text:span><text:span text:style-name="Source_20_Text"><text:span text:style-name="T4">docker push</text:span></text:span><text:span text:style-name="T1">.</text:span></text:p>
            </text:list-item>
            <text:list-item>
              <text:p text:style-name="P4">Best practice in modern Docker workflows, especially for production systems.</text:p>
            </text:list-item>
          </text:list>
        </text:list-item>
      </text:list>
      <text:h text:style-name="P2" text:outline-level="4">Section 1: Setting Up the Multi-Stage Dockerfile</text:h>
      <text:list text:style-name="L2">
        <text:list-item>
          <text:p text:style-name="P5"><text:span text:style-name="T1">[</text:span><text:span text:style-name="T2">02:17</text:span><text:span text:style-name="T1"> → </text:span><text:span text:style-name="T2">07:03</text:span><text:span text:style-name="T1">]<text:line-break/>The process starts by cloning a sample application and creating a new </text:span><text:span text:style-name="Strong_20_Emphasis"><text:span text:style-name="T3">Dockerfile</text:span></text:span><text:span text:style-name="T1"> without any preexisting content. The first stage, named </text:span><text:span text:style-name="Strong_20_Emphasis"><text:span text:style-name="T3">installer</text:span></text:span><text:span text:style-name="T1">, uses the </text:span><text:span text:style-name="Strong_20_Emphasis"><text:span text:style-name="T3">node:18-alpine</text:span></text:span><text:span text:style-name="T1"> base image, selected for its lightweight nature. The Dockerfile instructions include:</text:span></text:p>
        </text:list-item>
        <text:list-item>
          <text:p text:style-name="P5"><text:span text:style-name="T1">Setting a working directory (</text:span><text:span text:style-name="Source_20_Text"><text:span text:style-name="T4">WORKDIR /slapp</text:span></text:span><text:span text:style-name="T1">) inside the container.</text:span></text:p>
        </text:list-item>
        <text:list-item>
          <text:p text:style-name="P5"><text:span text:style-name="T1">Copying dependency files (</text:span><text:span text:style-name="Source_20_Text"><text:span text:style-name="T4">package.json</text:span></text:span><text:span text:style-name="T1"> and </text:span><text:span text:style-name="Source_20_Text"><text:span text:style-name="T4">package-lock.json</text:span></text:span><text:span text:style-name="T1">) into the container.</text:span></text:p>
        </text:list-item>
        <text:list-item>
          <text:p text:style-name="P5"><text:span text:style-name="T1">Running </text:span><text:span text:style-name="Source_20_Text"><text:span text:style-name="T4">npm install</text:span></text:span><text:span text:style-name="T1"> to fetch dependencies.</text:span></text:p>
        </text:list-item>
        <text:list-item>
          <text:p text:style-name="P6">Copying application source files (but only to the build layer, not the final container image).</text:p>
        </text:list-item>
        <text:list-item>
          <text:p text:style-name="P5"><text:span text:style-name="T1">Running the </text:span><text:span text:style-name="Source_20_Text"><text:span text:style-name="T4">npm run build</text:span></text:span><text:span text:style-name="T1"> command to generate production-ready build artifacts in a build folder.</text:span></text:p>
        </text:list-item>
      </text:list>
      <text:p text:style-name="P7"><text:soft-page-break/>This stage focuses solely on preparing the application environment and generating static files but does not yet prepare the container for deployment.</text:p>
      <text:list text:style-name="L3">
        <text:list-item>
          <text:p text:style-name="P8">Advanced bullet points:</text:p>
          <text:list>
            <text:list-item>
              <text:p text:style-name="P9"><text:span text:style-name="T1">Use of </text:span><text:span text:style-name="Strong_20_Emphasis"><text:span text:style-name="T3">named stages</text:span></text:span><text:span text:style-name="T1"> for clarity (</text:span><text:span text:style-name="Source_20_Text"><text:span text:style-name="T4">AS installer</text:span></text:span><text:span text:style-name="T1">).</text:span></text:p>
            </text:list-item>
            <text:list-item>
              <text:p text:style-name="P8">Selective copying of files using wildcards, improving efficiency.</text:p>
            </text:list-item>
            <text:list-item>
              <text:p text:style-name="P8">Separation of dependency installation and build steps.</text:p>
            </text:list-item>
            <text:list-item>
              <text:p text:style-name="P8">Importance of understanding the difference between Docker layers and final container contents.</text:p>
            </text:list-item>
          </text:list>
        </text:list-item>
      </text:list>
      <text:h text:style-name="P2" text:outline-level="4">Section 2: Creating the Deployment Stage with Nginx</text:h>
      <text:list text:style-name="L4">
        <text:list-item>
          <text:p text:style-name="P10"><text:span text:style-name="T1">[</text:span><text:span text:style-name="T2">05:38</text:span><text:span text:style-name="T1"> → </text:span><text:span text:style-name="T2">08:55</text:span><text:span text:style-name="T1">]<text:line-break/>The second stage, termed </text:span><text:span text:style-name="Strong_20_Emphasis"><text:span text:style-name="T3">deployer</text:span></text:span><text:span text:style-name="T1">, uses an </text:span><text:span text:style-name="Strong_20_Emphasis"><text:span text:style-name="T3">nginx:latest</text:span></text:span><text:span text:style-name="T1"> image to serve the built static files. The key action is copying only the </text:span><text:span text:style-name="Strong_20_Emphasis"><text:span text:style-name="T3">build artifacts</text:span></text:span><text:span text:style-name="T1"> (the contents of the build folder) from the installer stage into the Nginx default static content directory (</text:span><text:span text:style-name="Source_20_Text"><text:span text:style-name="T4">/usr/share/nginx/html</text:span></text:span><text:span text:style-name="T1">). This selective copying excludes unnecessary files such as </text:span><text:span text:style-name="Source_20_Text"><text:span text:style-name="T4">node_modules</text:span></text:span><text:span text:style-name="T1"> and source code, drastically minimizing the final image size and reducing attack surface by excluding development dependencies.</text:span></text:p>
        </text:list-item>
      </text:list>
      <text:p text:style-name="P11"><text:span text:style-name="T1">This two-stage approach exemplifies the essence of </text:span><text:span text:style-name="Strong_20_Emphasis"><text:span text:style-name="T3">multi-stage builds</text:span></text:span><text:span text:style-name="T1">: separating build-time dependencies from runtime dependencies.</text:span></text:p>
      <text:list text:style-name="L5">
        <text:list-item>
          <text:p text:style-name="P12">Advanced bullet points:</text:p>
          <text:list>
            <text:list-item>
              <text:p text:style-name="P13"><text:span text:style-name="T1">Use of </text:span><text:span text:style-name="Source_20_Text"><text:span text:style-name="T4">COPY --from=installer</text:span></text:span><text:span text:style-name="T1"> to pull files from a previous build stage.</text:span></text:p>
            </text:list-item>
            <text:list-item>
              <text:p text:style-name="P13"><text:span text:style-name="T1">Deploying only </text:span><text:span text:style-name="Strong_20_Emphasis"><text:span text:style-name="T3">static assets</text:span></text:span><text:span text:style-name="T1"> needed to serve the application.</text:span></text:p>
            </text:list-item>
            <text:list-item>
              <text:p text:style-name="P12">Benefits: reduced image size, improved build speed, enhanced security.</text:p>
            </text:list-item>
            <text:list-item>
              <text:p text:style-name="P12">Final image contains no build tools or source code beyond static files.</text:p>
            </text:list-item>
          </text:list>
        </text:list-item>
      </text:list>
      <text:h text:style-name="P2" text:outline-level="4">Section 3: Building and Running the Multi-Stage Image</text:h>
      <text:list text:style-name="L6">
        <text:list-item>
          <text:p text:style-name="P14"><text:span text:style-name="T1">[</text:span><text:span text:style-name="T2">08:55</text:span><text:span text:style-name="T1"> → </text:span><text:span text:style-name="T2">10:46</text:span><text:span text:style-name="T1">]<text:line-break/>The image is built using the command </text:span><text:span text:style-name="Source_20_Text"><text:span text:style-name="T4">docker build -t multistage .</text:span></text:span><text:span text:style-name="T1">, demonstrating how to specify the Dockerfile location and image tag. Initial errors around syntax (e.g., the proper use of </text:span><text:span text:style-name="Source_20_Text"><text:span text:style-name="T4">FROM ... AS</text:span></text:span><text:span text:style-name="T1"> and the correct spelling of Dockerfile commands) are addressed, emphasizing the importance of correct syntax in Dockerfiles.</text:span></text:p>
        </text:list-item>
      </text:list>
      <text:p text:style-name="P11"><text:span text:style-name="T1">The resulting image was about </text:span><text:span text:style-name="Strong_20_Emphasis"><text:span text:style-name="T3">195 MB</text:span></text:span><text:span text:style-name="T1">, significantly smaller than previous builds that included all dependencies, despite the application being larger and including Nginx.</text:span></text:p>
      <text:list text:style-name="L7">
        <text:list-item>
          <text:p text:style-name="P15">Advanced bullet points:</text:p>
          <text:list>
            <text:list-item>
              <text:p text:style-name="P16"><text:soft-page-break/><text:span text:style-name="T1">Correct syntax for multi-stage builds: </text:span><text:span text:style-name="Source_20_Text"><text:span text:style-name="T4">FROM node:18-alpine AS installer</text:span></text:span><text:span text:style-name="T1">.</text:span></text:p>
            </text:list-item>
            <text:list-item>
              <text:p text:style-name="P15">Image size reduction from over 200 MB to 195 MB.</text:p>
            </text:list-item>
            <text:list-item>
              <text:p text:style-name="P15">Demonstrates practical debugging and iterative development of Dockerfiles.</text:p>
            </text:list-item>
            <text:list-item>
              <text:p text:style-name="P15">Encourages attention to detail to avoid build errors.</text:p>
            </text:list-item>
          </text:list>
        </text:list-item>
      </text:list>
      <text:h text:style-name="P2" text:outline-level="4">Section 4: Managing Docker Images and Containers</text:h>
      <text:list text:style-name="L8">
        <text:list-item>
          <text:p text:style-name="P17">[<text:span text:style-name="T5">10:46</text:span> → <text:span text:style-name="T5">16:55</text:span>]<text:line-break/>The video covers essential Docker management commands:</text:p>
        </text:list-item>
        <text:list-item>
          <text:p text:style-name="P18"><text:span text:style-name="Strong_20_Emphasis"><text:span text:style-name="T3">Cleaning up unused images</text:span></text:span><text:span text:style-name="T1"> with </text:span><text:span text:style-name="Source_20_Text"><text:span text:style-name="T4">docker image rm &lt;image_name&gt;</text:span></text:span><text:span text:style-name="T1"> to save local disk space.</text:span></text:p>
        </text:list-item>
        <text:list-item>
          <text:p text:style-name="P18"><text:span text:style-name="T1">Checking running containers using </text:span><text:span text:style-name="Source_20_Text"><text:span text:style-name="T4">docker ps</text:span></text:span><text:span text:style-name="T1">.</text:span></text:p>
        </text:list-item>
        <text:list-item>
          <text:p text:style-name="P18"><text:span text:style-name="T1">Running containers with exposed ports using </text:span><text:span text:style-name="Source_20_Text"><text:span text:style-name="T4">docker run -p 3000:3000 multistage</text:span></text:span><text:span text:style-name="T1">.</text:span></text:p>
        </text:list-item>
        <text:list-item>
          <text:p text:style-name="P18"><text:span text:style-name="T1">Investigating container logs using </text:span><text:span text:style-name="Source_20_Text"><text:span text:style-name="T4">docker logs &lt;container_id&gt;</text:span></text:span><text:span text:style-name="T1"> to troubleshoot runtime issues.</text:span></text:p>
        </text:list-item>
        <text:list-item>
          <text:p text:style-name="P18"><text:span text:style-name="T1">Entering running containers with </text:span><text:span text:style-name="Source_20_Text"><text:span text:style-name="T4">docker exec -it &lt;container_id&gt; sh</text:span></text:span><text:span text:style-name="T1"> to inspect the file system and running processes.</text:span></text:p>
        </text:list-item>
      </text:list>
      <text:p text:style-name="P11"><text:span text:style-name="T1">Inside the container, the working directory defaults to root (</text:span><text:span text:style-name="Source_20_Text"><text:span text:style-name="T4">/</text:span></text:span><text:span text:style-name="T1">) since the final stage did not specify a working directory. The static files are found under </text:span><text:span text:style-name="Source_20_Text"><text:span text:style-name="T4">/usr/share/nginx/html</text:span></text:span><text:span text:style-name="T1">, confirming that only the build folder was copied over. The container is minimal, containing only essential binaries and files, consistent with the Alpine and Nginx base images.</text:span></text:p>
      <text:list text:style-name="L9">
        <text:list-item>
          <text:p text:style-name="P19">Advanced bullet points:</text:p>
          <text:list>
            <text:list-item>
              <text:p text:style-name="P20"><text:span text:style-name="T1">Use </text:span><text:span text:style-name="Source_20_Text"><text:span text:style-name="T4">docker logs</text:span></text:span><text:span text:style-name="T1"> for viewing container stdout/stderr.</text:span></text:p>
            </text:list-item>
            <text:list-item>
              <text:p text:style-name="P20"><text:span text:style-name="T1">Use </text:span><text:span text:style-name="Source_20_Text"><text:span text:style-name="T4">docker exec</text:span></text:span><text:span text:style-name="T1"> to interactively access running containers.</text:span></text:p>
            </text:list-item>
            <text:list-item>
              <text:p text:style-name="P19">Understanding container file system structure based on multi-stage build choices.</text:p>
            </text:list-item>
            <text:list-item>
              <text:p text:style-name="P19">Importance of container cleanup to avoid local clutter.</text:p>
            </text:list-item>
          </text:list>
        </text:list-item>
      </text:list>
      <text:h text:style-name="P2" text:outline-level="4">Section 5: Inspecting Container Configuration and Best Practices</text:h>
      <text:list text:style-name="L10">
        <text:list-item>
          <text:p text:style-name="P21"><text:span text:style-name="T1">[</text:span><text:span text:style-name="T2">16:55</text:span><text:span text:style-name="T1"> → </text:span><text:span text:style-name="T2">18:38</text:span><text:span text:style-name="T1">]<text:line-break/>The </text:span><text:span text:style-name="Source_20_Text"><text:span text:style-name="T4">docker inspect</text:span></text:span><text:span text:style-name="T1"> command reveals detailed metadata of containers, including network settings (e.g., IP addresses, MAC addresses), port bindings, image details, and sandbox configurations. This command is vital for debugging and understanding container internals.</text:span></text:p>
        </text:list-item>
      </text:list>
      <text:p text:style-name="P11"><text:span text:style-name="T1">The speaker also emphasizes Docker </text:span><text:span text:style-name="Strong_20_Emphasis"><text:span text:style-name="T3">best practices</text:span></text:span><text:span text:style-name="T1"> beyond multi-stage builds, such as running containers as </text:span><text:span text:style-name="Strong_20_Emphasis"><text:span text:style-name="T3">non-root users</text:span></text:span><text:span text:style-name="T1"> to enhance security. While not deeply covered, this introduces the wider </text:span><text:soft-page-break/><text:span text:style-name="T1">context of production-grade container security and operational hygiene. Viewers are encouraged to research and share additional best practices.</text:span></text:p>
      <text:list text:style-name="L11">
        <text:list-item>
          <text:p text:style-name="P22">Advanced bullet points:</text:p>
          <text:list>
            <text:list-item>
              <text:p text:style-name="P23"><text:span text:style-name="Source_20_Text"><text:span text:style-name="T4">docker inspect</text:span></text:span><text:span text:style-name="T1"> provides comprehensive container metadata for troubleshooting.</text:span></text:p>
            </text:list-item>
            <text:list-item>
              <text:p text:style-name="P22">Running containers as unprivileged users reduces security risks.</text:p>
            </text:list-item>
            <text:list-item>
              <text:p text:style-name="P22">Multi-stage builds are one of several best practices for production-grade containers.</text:p>
            </text:list-item>
            <text:list-item>
              <text:p text:style-name="P22">Encouragement for continuous learning and community engagement.</text:p>
            </text:list-item>
          </text:list>
        </text:list-item>
      </text:list>
      <text:h text:style-name="P2" text:outline-level="4">Conclusion: Key Takeaways and Implications</text:h>
      <text:list text:style-name="L12">
        <text:list-item>
          <text:p text:style-name="P24">[<text:span text:style-name="T5">18:38</text:span> → <text:span text:style-name="T5">19:08</text:span>]<text:line-break/>Multi-stage Docker builds represent a fundamental advancement in container image optimization by enabling developers to separate build-time and runtime dependencies. This results in smaller, faster, and more secure Docker images, ideal for production deployments. The practical demonstration showed how to implement multi-stage builds using a Node.js application served by Nginx, highlighting significant reductions in image size and improvements in container hygiene.</text:p>
        </text:list-item>
      </text:list>
      <text:p text:style-name="P7">The chapter closes by reinforcing the importance of Docker best practices such as using non-root users and maintaining lean images, urging practitioners to explore further and apply these concepts in real-world projects.</text:p>
      <text:list text:style-name="L13">
        <text:list-item>
          <text:p text:style-name="P25">Advanced bullet points:</text:p>
          <text:list>
            <text:list-item>
              <text:p text:style-name="P25">Multi-stage builds reduce image size and improve security by isolating build artifacts.</text:p>
            </text:list-item>
            <text:list-item>
              <text:p text:style-name="P25">Real-world use case: Node.js app with Nginx serving static files.</text:p>
            </text:list-item>
            <text:list-item>
              <text:p text:style-name="P25">Effective Docker management includes cleanup, logs, and inspection commands.</text:p>
            </text:list-item>
            <text:list-item>
              <text:p text:style-name="P25">Continuous learning of Docker best practices is essential for production readiness.</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9:30:41.007546900</meta:creation-date>
    <dc:date>2025-12-16T19:30:42.538483900</dc:date>
    <meta:editing-duration>PT1S</meta:editing-duration>
    <meta:editing-cycles>1</meta:editing-cycles>
    <meta:document-statistic meta:table-count="0" meta:image-count="0" meta:object-count="0" meta:page-count="4" meta:paragraph-count="66" meta:word-count="1099" meta:character-count="7595" meta:non-whitespace-character-count="6617"/>
    <meta:generator>LibreOffice/25.2.7.2$Windows_X86_64 LibreOffice_project/5cbfd1ab6520636bb5f7b99185aa69bd7456825d</meta:generator>
  </office:meta>
</office:document-meta>
</file>